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Link al project final: </text:p>
      <text:p text:style-name="P1">https://drive.google.com/file/d/1RD6310klWQHWWBe7keSkSZp4g_Hb06eI/view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